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409bf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20ec3c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e365d"/>
    </style:style>
    <style:style style:name="T24" style:family="text">
      <style:text-properties officeooo:rsid="01145e02"/>
    </style:style>
    <style:style style:name="T25" style:family="text">
      <style:text-properties officeooo:rsid="012568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4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8"><text:text-input text:description="&lt;/if&gt;">endtest</text:text-input></text:span> </text:p>
            <text:p text:style-name="P46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21">[</text:span>%<text:span text:style-name="T21">]</text:span></text:p>
          </table:table-cell>
          <table:table-cell table:style-name="Table2.I2" office:value-type="string">
            <text:p text:style-name="P67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80"><text:span text:style-name="T12"><text:text-input text:description="&lt;_(&quot;TOTAL&quot;)&gt;">TOTAL</text:text-input></text:span><text:span text:style-name="T12">:</text:span></text:p>
            <text:p text:style-name="P80"><text:text-input text:description="&lt;_(&quot;TOTAL DISCOUNT&quot;)&gt;">TOTAL DISCOUNT</text:text-input>:</text:p>
            <text:p text:style-name="P79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8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  <text:p text:style-name="P77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3"><text:text-input text:description="&lt;company.currency_id.name or ''&gt;">lcy_curr</text:text-input></text:span></text:p>
            <text:p text:style-name="P77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span text:style-name="T25"><text:text-input text:description="&lt;if test=&quot;o.payment_data&quot;&gt;">if payment_data</text:text-input></text:span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span text:style-name="T25"><text:text-input text:description="&lt;o.payment_data or ''&gt;">payment_data</text:text-input></text:span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2:29.390821427</dc:date>
    <meta:editing-duration>P1DT18H45M36S</meta:editing-duration>
    <meta:editing-cycles>265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4" meta:character-count="1504" meta:non-whitespace-character-count="1404"/>
  </office:meta>
</office:document-meta>
</file>